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ints.nextTaskRun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ints.markTaskEnd( TaskStats stats , int 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ints.clear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ints.markTaskStart( PerfTask task , int rou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oints.Points( 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ints.task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